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fo:letter-spacing="normal"/>
    </style:style>
    <style:style style:name="P4" style:family="paragraph" style:parent-style-name="Heading_20_1">
      <style:text-properties fo:font-variant="normal" fo:text-transform="none" fo:color="#666666" style:font-name="Lato Extended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d3b45" style:font-name="Lato Extended" fo:font-size="12pt" fo:letter-spacing="normal" fo:font-style="normal" fo:font-weight="bold"/>
    </style:style>
    <style:style style:name="T3" style:family="text">
      <style:text-properties fo:font-variant="normal" fo:text-transform="none" fo:color="#2d3b45" style:font-name="Lato Extended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utline (Week 6)</text:h>
      <text:p text:style-name="P1"><text:span text:style-name="Strong_20_Emphasis"><text:span text:style-name="T2">Feb 13: Prediction of Enhancers and TF Binding</text:span></text:span></text:p>
      <text:p text:style-name="P2">Pre-reqs: Motifs and PWMs, Support Vector Machines, ChIP data &amp; ENCODE project, DNA Accessibility data</text:p>
      <text:p text:style-name="P2">Lecture: PPT Lecture-Ghandi</text:p>
      <text:p text:style-name="P2">Paper: PDF Paper-Ghandi</text:p>
      <text:p text:style-name="P1"><text:span text:style-name="T3">Learn: Predict regulatory function from sequence</text:span></text:p>
      <text:p text:style-name="P3"> </text:p>
      <text:p text:style-name="P1"><text:span text:style-name="Strong_20_Emphasis"><text:span text:style-name="T2">Feb 15: Hidden Markov Models.</text:span></text:span></text:p>
      <text:p text:style-name="P2">Pre-reqs: Dynamic Programming. See video MP4 Recording-DynamicProgramming.</text:p>
      <text:p text:style-name="P2">Learn: HMM, Viterbi algorithm, Forward algorithm.</text:p>
      <text:p text:style-name="P2">Additional resource: video MP4 Recording-HMM-ForwardAlgorithm,</text:p>
      <text:p text:style-name="P2">Additional resource: video MP4 Recording-HMM-PosteriorProbs.</text:p>
      <text:p text:style-name="P2">Extra (optional) reading: Expectation Maximization for Parameter Estimation in HMM. PDF Expectation-Maximization-HM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6T19:05:06.820723357</meta:creation-date>
    <dc:date>2023-01-16T19:05:57.807533122</dc:date>
    <meta:editing-duration>PT51S</meta:editing-duration>
    <meta:editing-cycles>1</meta:editing-cycles>
    <meta:document-statistic meta:table-count="0" meta:image-count="0" meta:object-count="0" meta:page-count="1" meta:paragraph-count="13" meta:word-count="78" meta:character-count="654" meta:non-whitespace-character-count="587"/>
    <meta:generator>LibreOffice/6.0.7.3$Linux_X86_64 LibreOffice_project/00m0$Build-3</meta:generator>
  </office:meta>
</office:document-meta>
</file>